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60000012560588FC2F718D870.jpg" manifest:media-type="image/jpeg"/>
  <manifest:file-entry manifest:full-path="Pictures/10000000000000A70000001AC11282509219CD9A.jpg" manifest:media-type="image/jpeg"/>
  <manifest:file-entry manifest:full-path="Pictures/10000000000000B40000003736F7C49728549DA6.png" manifest:media-type="image/png"/>
  <manifest:file-entry manifest:full-path="Pictures/1000000000000165000000182A6D2C3BF8325049.jpg" manifest:media-type="image/jpeg"/>
  <manifest:file-entry manifest:full-path="Pictures/10000000000001F50000017795A854851ABA2994.png" manifest:media-type="image/png"/>
  <manifest:file-entry manifest:full-path="Pictures/10000000000000B8000000181ECED9D0609C0D32.png" manifest:media-type="image/png"/>
  <manifest:file-entry manifest:full-path="Pictures/10000000000000A2000000158172FC46893E7B81.jpg" manifest:media-type="image/jpeg"/>
  <manifest:file-entry manifest:full-path="Pictures/100000000000005F0000001F12E913327BD8A36F.jpg" manifest:media-type="image/jpeg"/>
  <manifest:file-entry manifest:full-path="Pictures/10000000000002A500000069982364AF19CB794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1.62mm" svg:y="0.99mm" svg:width="42.86mm" svg:height="5.56mm" draw:z-index="0"><draw:image xlink:href="Pictures/10000000000000A2000000158172FC46893E7B81.jpg" xlink:type="simple" xlink:show="embed" xlink:actuate="onLoad" loext:mime-type="image/jpeg"/></draw:frame><draw:frame draw:style-name="fr1" draw:name="Image3" text:anchor-type="paragraph" svg:x="11.62mm" svg:y="49.55mm" svg:width="94.46mm" svg:height="6.35mm" draw:z-index="1"><draw:image xlink:href="Pictures/1000000000000165000000182A6D2C3BF8325049.jpg" xlink:type="simple" xlink:show="embed" xlink:actuate="onLoad" loext:mime-type="image/jpeg"/></draw:frame><draw:frame draw:style-name="fr1" draw:name="Image4" text:anchor-type="paragraph" svg:x="21.13mm" svg:y="106.15mm" svg:width="25.14mm" svg:height="8.2mm" draw:z-index="2"><draw:image xlink:href="Pictures/100000000000005F0000001F12E913327BD8A36F.jpg" xlink:type="simple" xlink:show="embed" xlink:actuate="onLoad" loext:mime-type="image/jpeg"/></draw:frame><draw:frame draw:style-name="fr1" draw:name="Image5" text:anchor-type="paragraph" svg:x="-0.34mm" svg:y="173.65mm" svg:width="175.9mm" svg:height="27.27mm" draw:z-index="3"><draw:image xlink:href="Pictures/10000000000002A500000069982364AF19CB794B.jpg" xlink:type="simple" xlink:show="embed" xlink:actuate="onLoad" loext:mime-type="image/jpeg"/></draw:frame><draw:frame draw:style-name="fr1" draw:name="Image8" text:anchor-type="paragraph" svg:x="5.82mm" svg:y="119.38mm" svg:width="68.92mm" svg:height="51.59mm" draw:z-index="6"><draw:image xlink:href="Pictures/10000000000001F50000017795A854851ABA2994.png" xlink:type="simple" xlink:show="embed" xlink:actuate="onLoad" loext:mime-type="image/png"/></draw:frame><draw:frame draw:style-name="fr1" draw:name="Image9" text:anchor-type="paragraph" svg:x="21.61mm" svg:y="14.02mm" svg:width="75.28mm" svg:height="9.81mm" draw:z-index="7"><draw:image xlink:href="Pictures/10000000000000B8000000181ECED9D0609C0D32.png" xlink:type="simple" xlink:show="embed" xlink:actuate="onLoad" loext:mime-type="image/png"/></draw:frame><draw:frame draw:style-name="fr1" draw:name="Image2" text:anchor-type="paragraph" svg:x="20.14mm" svg:y="60.85mm" svg:width="73.11mm" svg:height="22.33mm" draw:z-index="8"><draw:image xlink:href="Pictures/10000000000000B40000003736F7C49728549DA6.png" xlink:type="simple" xlink:show="embed" xlink:actuate="onLoad" loext:mime-type="image/png"/></draw:frame></text:p>
      <text:p text:style-name="P1"><draw:frame draw:style-name="fr1" draw:name="Image6" text:anchor-type="paragraph" svg:x="57.59mm" svg:y="0mm" svg:width="44.19mm" svg:height="6.88mm" draw:z-index="4"><draw:image xlink:href="Pictures/10000000000000A70000001AC11282509219CD9A.jpg" xlink:type="simple" xlink:show="embed" xlink:actuate="onLoad" loext:mime-type="image/jpeg"/></draw:frame><draw:frame draw:style-name="fr1" draw:name="Image7" text:anchor-type="paragraph" svg:x="-2.93mm" svg:y="11.91mm" svg:width="175.15mm" svg:height="77.52mm" draw:z-index="5"><draw:image xlink:href="Pictures/10000000000002960000012560588FC2F718D87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5:51:52.810446885</meta:creation-date>
    <dc:date>2019-06-04T16:03:22.855013994</dc:date>
    <meta:editing-duration>PT1M19S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6.2.4.2.0$Linux_X86_64 LibreOffice_project/20$Build-2</meta:generator>
  </office:meta>
</office:document-meta>
</file>